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4.313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 draw:fill-color="#ffffff"/>
      <style:text-properties style:font-name="源ノ角ゴシック JP Bold" fo:font-size="12pt" style:font-name-asian="源ノ角ゴシック JP Bold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font-name="源ノ角ゴシック JP Bold" fo:font-size="12pt" style:font-name-asian="源ノ角ゴシック JP Bold" style:font-size-asian="12pt" style:font-size-complex="12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319cm" svg:height="1.178cm" svg:x="5.659cm" svg:y="8.578cm">
          <text:p text:style-name="P1"><text:span text:style-name="T1">サー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19cm" svg:height="1.178cm" svg:x="5.659cm" svg:y="1.978cm">
          <text:p text:style-name="P1"><text:span text:style-name="T1">クライアント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154cm" svg:height="2.093cm" svg:x="11.315cm" svg:y="2.136cm">
          <draw:text-box>
            <text:p><text:span text:style-name="T2">外部のクライアントから</text:span></text:p>
            <text:p><text:span text:style-name="T2">内部のサーバへの通信を</text:span></text:p>
            <text:p><text:span text:style-name="T2">中継する</text:span></text:p>
          </draw:text-box>
        </draw:frame>
        <draw:line draw:style-name="gr3" draw:text-style-name="P4" draw:layer="layout" svg:x1="1.912cm" svg:y1="5.996cm" svg:x2="15.952cm" svg:y2="6.011cm">
          <text:p/>
        </draw:line>
        <draw:custom-shape draw:style-name="gr4" draw:text-style-name="P5" xml:id="id2" draw:id="id2" draw:layer="layout" svg:width="4.865cm" svg:height="1.178cm" svg:x="4.879cm" svg:y="5.286cm">
          <text:p text:style-name="P1"><text:span text:style-name="T1">リバースプロキシ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3.313cm" svg:height="0.759cm" svg:x="12.515cm" svg:y="6.437cm">
          <draw:text-box>
            <text:p text:style-name="P6"><text:span text:style-name="T3">内部ネットワーク</text:span></text:p>
          </draw:text-box>
        </draw:frame>
        <draw:frame draw:style-name="gr2" draw:text-style-name="P7" draw:layer="layout" svg:width="3.313cm" svg:height="0.759cm" svg:x="12.516cm" svg:y="4.938cm">
          <draw:text-box>
            <text:p text:style-name="P6"><text:span text:style-name="T3">外部ネットワーク</text:span></text:p>
          </draw:text-box>
        </draw:frame>
        <draw:connector draw:style-name="gr5" draw:text-style-name="P1" draw:layer="layout" svg:x1="7.318cm" svg:y1="3.156cm" svg:x2="7.311cm" svg:y2="5.286cm" draw:start-shape="id1" draw:start-glue-point="2" draw:end-shape="id2" draw:end-glue-point="0" svg:d="M7318 3156v1065h-7v1065" svg:viewBox="0 0 8 2131">
          <text:p/>
        </draw:connector>
        <draw:connector draw:style-name="gr5" draw:text-style-name="P1" draw:layer="layout" svg:x1="7.311cm" svg:y1="6.464cm" svg:x2="7.318cm" svg:y2="8.578cm" draw:start-shape="id2" draw:start-glue-point="2" draw:end-shape="id3" svg:d="M7311 6464v1057h7v1057" svg:viewBox="0 0 8 21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3:53:22.108000000</dc:date>
    <meta:editing-duration>PT20M40S</meta:editing-duration>
    <meta:editing-cycles>3</meta:editing-cycles>
    <meta:generator>LibreOffice/5.0.4.2$Windows_x86 LibreOffice_project/2b9802c1994aa0b7dc6079e128979269cf95bc78</meta:generator>
    <meta:document-statistic meta:object-count="9"/>
  </office:meta>
</office:document-meta>
</file>